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399cm"/>
    </style:style>
    <style:style style:name="co5" style:family="table-column">
      <style:table-column-properties fo:break-before="auto" style:column-width="15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3.933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737cm" fo:break-before="auto" style:use-optimal-row-height="false"/>
    </style:style>
    <style:style style:name="ro5" style:family="table-row">
      <style:table-row-properties style:row-height="0.577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866cm" fo:break-before="auto" style:use-optimal-row-height="true"/>
    </style:style>
    <style:style style:name="ro8" style:family="table-row">
      <style:table-row-properties style:row-height="0.3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cc" style:text-align-source="fix" style:repeat-content="false" style:vertical-align="middle"/>
      <style:paragraph-properties fo:text-align="center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99cc" style:text-align-source="fix" style:repeat-content="false" fo:border="0.002cm solid #000000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9999cc" style:text-align-source="fix" style:repeat-content="false" fo:border="0.002cm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transparent" fo:wrap-option="wrap" fo:border="0.002cm solid #000000" style:vertical-align="top"/>
    </style:style>
    <style:style style:name="ce8center" style:family="table-cell" style:parent-style-name="Default">
      <style:table-cell-properties fo:background-color="transparent" fo:wrap-option="wrap" fo:border="0.002cm solid #000000"/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9999cc"/>
      <style:text-properties fo:color="#ffffff"/>
    </style:style>
    <style:style style:name="ce11" style:family="table-cell" style:parent-style-name="Default">
      <style:table-cell-properties fo:background-color="#9999cc" fo:border="0.002cm solid #000000"/>
    </style:style>
    <style:style style:name="ce12" style:family="table-cell" style:parent-style-name="Default">
      <style:table-cell-properties fo:background-color="transparent" fo:border="0.002cm solid #000000"/>
    </style:style>
    <style:style style:name="ce13" style:family="table-cell" style:parent-style-name="Default">
      <style:table-cell-properties fo:background-color="#9999cc" fo:border="0.002cm solid #000000"/>
      <style:text-properties fo:color="#ffffff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ta_extref" style:family="table">
      <style:table-properties table:display="fals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tru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9" table:number-rows-spanned="1">
            <text:p>OpenERP base [[ getdb() ]] : [[ time.strftime('%d/%m/%Y') ]]</text:p>
          </table:table-cell>
          <table:covered-table-cell table:style-name="Default"/>
          <table:covered-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" office:value-type="string">
            <text:p>Modules </text:p>
          </table:table-cell>
          <table:table-cell table:number-columns-repeated="8"/>
        </table:table-row>
        <table:table-row-group table:display="false">
          <table:table-row table:style-name="ro2" table:visibility="collapse">
[[ repeatIn(listmodules(), 'm') ]]
<table:table-cell table:style-name="ce3" office:value-type="string">
<text:p>[[ m ]]</text:p>
</table:table-cell>
<table:table-cell table:number-columns-repeated="8"/>
</table:table-row>
        </table:table-row-group>
        <table:table-row table:style-name="ro2">
          <table:table-cell table:style-name="Default" table:number-columns-repeated="2"/>
          <table:table-cell table:number-columns-repeated="7"/>
        </table:table-row>
        <table:table-row-group rml_loop="repeatIn(objects,'model')">
          <table:table-header-rows>
            <table:table-row table:style-name="ro4">
              <table:table-cell table:style-name="ce4" office:value-type="string" table:number-columns-spanned="3" table:number-rows-spanned="1">
                <text:p>[[ model.name ]]</text:p>
              </table:table-cell>
              <table:covered-table-cell table:style-name="ce10"/>
              <table:covered-table-cell table:style-name="ce13"/>
              <table:table-cell table:style-name="ce2" office:value-type="string" table:number-columns-spanned="6" table:number-rows-spanned="1">
                <text:p>[[ model.model ]]</text:p>
              </table:table-cell>
              <table:covered-table-cell table:style-name="ce13"/>
              <table:covered-table-cell table:style-name="ce13"/>
              <table:covered-table-cell table:style-name="ce13"/>
              <table:covered-table-cell table:style-name="ce13"/>
              <table:covered-table-cell/>
            </table:table-row>
          </table:table-header-rows>
          <table:table-row table:style-name="ro5">
[[ not has_sql_constraints(model.model) and removeParentNode('table-row') ]]
<table:table-cell table:style-name="ce5" office:value-type="string" table:number-columns-spanned="9" table:number-rows-spanned="1">
<text:p>sql_constraints</text:p>
</table:table-cell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/>
</table:table-row>
          <table:table-row table:style-name="ro2">
[[ repeatIn(get_sql_constraints(model.model),'sqlc') ]]
<table:table-cell office:value-type="string" table:number-columns-spanned="9" table:number-rows-spanned="1">
<text:p> [[ sqlc ]]</text:p>
</table:table-cell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4"/>
<table:covered-table-cell/>
</table:table-row>
          <table:table-row table:style-name="ro5">
[[ not has_constraints(model.model) and removeParentNode('table-row') ]]
<table:table-cell table:style-name="ce5" office:value-type="string" table:number-columns-spanned="9" table:number-rows-spanned="1">
<text:p>python constraints</text:p>
</table:table-cell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/>
</table:table-row>
          <table:table-row table:style-name="ro2">
[[ repeatIn(get_constraints(model.model),'constr') ]]
<table:table-cell office:value-type="string" table:number-columns-spanned="9" table:number-rows-spanned="1">
<text:p>[[ constr ]]</text:p>
</table:table-cell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/>
</table:table-row>
          <table:table-row table:style-name="ro6">
            <table:table-cell table:style-name="ce7" office:value-type="string">
              <text:p>Field</text:p>
            </table:table-cell>
            <table:table-cell table:style-name="ce7" office:value-type="string">
              <text:p>Name</text:p>
            </table:table-cell>
            <table:table-cell table:style-name="ce7" office:value-type="string">
              <text:p>Help</text:p>
            </table:table-cell>
            <table:table-cell table:style-name="ce7" office:value-type="string">
              <text:p>Type</text:p>
            </table:table-cell>
            <table:table-cell table:style-name="ce7" office:value-type="string">
              <text:p>Attributes</text:p>
            </table:table-cell>
            <table:table-cell table:style-name="ce7" office:value-type="string">
              <text:p>RO</text:p>
            </table:table-cell>
            <table:table-cell table:style-name="ce7" office:value-type="string">
              <text:p>Rq</text:p>
            </table:table-cell>
            <table:table-cell table:style-name="ce7" office:value-type="string">
              <text:p>Default</text:p>
            </table:table-cell>
            <table:table-cell table:style-name="ce7" office:value-type="string">
              <text:p>Module</text:p>
            </table:table-cell>
          </table:table-row>
          <table:table-row table:style-name="ro7">
[[ repeatIn(getsortedfields(model.field_id),'field') ]]
<table:table-cell table:style-name="ce8" office:value-type="string">
<text:p>[[ field.name ]]</text:p>
</table:table-cell>
<table:table-cell table:style-name="ce8">
<text:p>[[ field.field_description ]] </text:p>
</table:table-cell>
<table:table-cell table:style-name="ce8" office:value-type="string">
<text:p>[[ gethelp(model.model,field.name) ]] </text:p>
</table:table-cell>
<table:table-cell table:style-name="ce8">
<office:annotation draw:style-name="gr1" draw:text-style-name="P1" svg:width="7.367cm" svg:height="1.344cm" svg:x="15.897cm" svg:y="111.909cm" draw:caption-point-x="-0.9cm" draw:caption-point-y="1.511cm" rml_except="field.ttype in ('selection',' reference')">
<dc:date>2011-05-15T00:00:00</dc:date>
<text:p text:style-name="P1" rml_loop="repeatIn(makeselcomment(field), 'sel')">
<text:span>[[ sel ]]</text:span></text:p>
</office:annotation>
<text:p>[[ field.ttype ]] </text:p>
</table:table-cell>
<table:table-cell table:style-name="ce8">

<text:p>- real type=[[ isfun(model.model,field.name) or removeParentNode('para') ]]</text:p>
<text:p><text:a xlink:href="" rml_tag="setlinkname(field.relation)">- relation=[[ len(field.relation) and field.relation or removeParentNode('para') ]]</text:a></text:p>
<text:p>- field=[[ len(field.relation_field) and field.relation_field or removeParentNode('para') ]]</text:p>
<text:p>- selection=[[ field.ttype in ['reference','selection'] and field.selection or removeParentNode('para') ]]</text:p>
<text:p>- size=[[ field.ttype in ['reference','char'] and field.size or removeParentNode('para') ]]</text:p>
<text:p>- ondelete=[[ field.ttype in ['many2one'] and field.on_delete or removeParentNode('para') ]]</text:p>
<text:p>- domain=[[ field.domain and field.domain!='[]' and field.domain or removeParentNode('para') ]]</text:p>
<text:p>- groups=[[ len(field.groups) and ', '.join([g.name for g in field.groups]) or removeParentNode('para') ]]</text:p>


</table:table-cell>
<table:table-cell table:style-name="ce8center">
<text:p>[[ field.required and 'X' ]] </text:p>
</table:table-cell>
<table:table-cell table:style-name="ce8center">
<text:p>[[ field.readonly and 'X' ]] </text:p>
</table:table-cell>
<table:table-cell table:style-name="ce8">
<text:p>[[ getdefault(model.model,field.name) ]] </text:p>
</table:table-cell>
<table:table-cell table:style-name="ce8">
<text:p>[[ field.modules  ]] </text:p>
</table:table-cell>
</table:table-row>
          <table:table-row table:style-name="ro8">
            <table:table-cell table:style-name="Default" table:number-columns-repeated="2"/>
            <table:table-cell table:number-columns-repeated="7"/>
          </table:table-row>
        </table:table-row-group>
      </table:table>
      <table:table table:name="Index" table:style-name="ta1" table:print="false"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table:number-columns-spanned="2" table:number-rows-spanned="1">
            <text:p>Index</text:p>
          </table:table-cell>
          <table:covered-table-cell/>
        </table:table-row>
        <table:table-row table:style-name="ro2">
[[ repeatIn(objects, 'm') ]]
<table:table-cell table:style-name="ce8">
<text:p><text:a xlink:href="" rml_tag="setlinkname(m.model)">[[ m.name ]]</text:a></text:p>
</table:table-cell>
<table:table-cell table:style-name="ce8">
<text:p>[[ m.model ]]</text:p>
</table:table-cell>
</table:table-row>
      </table:table>
      <table:named-expressions>
        <table:named-range table:name="tutu" table:base-cell-address="$Feuille1.$E$129" table:cell-range-address="$Feuille1.$E$129" rml_loop="repeatIn(objects,'model')" rml_tag="makelink(model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08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jf </meta:initial-creator>
    <meta:creation-date>2011-05-05T12:18:18</meta:creation-date>
    <dc:date>2011-05-13T23:32:27</dc:date>
    <dc:creator>jf </dc:creator>
    <meta:editing-duration>PT00H39M27S</meta:editing-duration>
    <meta:editing-cycles>9</meta:editing-cycles>
    <meta:generator>OpenOffice.org/3.2$Unix OpenOffice.org_project/320m12$Build-9483</meta:generator>
    <meta:document-statistic meta:table-count="3" meta:cell-count="27" meta:object-count="0"/>
  </office:meta>
</office:document-meta>
</file>